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5.34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- Finess PMSI permettant la transmission sur e-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Finess géographique rattaché au finess 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 - Valeur 000 pour le régime général. A prendre sur l’attestation de droits ou la prise en charge pour autres régimes si 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40 - N° attribué par l'établis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<text:s/>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70 Modification liée au format de la date (JJMMAAAA) - Date de l'acte ou de délivrance du médicament ATTENTION : format différent de la norme B2 (8 car. demandé contre 6 car. norme B2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43 Code CC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Phase</text:p>
          </table:table-cell>
          <table:table-cell office:value-type="string" calcext:value-type="string">
            <text:p>PH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71 - Obligatoire pour les soins dentaires Utilisation de la norme ISO 3960-1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73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75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77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79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81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83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85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87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89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91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93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95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97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99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M 101 - Obligatoire pour les soins dentaires si plusieurs numéros de localisation de dents doivent être renseign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office:value-type="string" calcext:value-type="string">
            <text:p>Type 2 CP 30 - N° attribué par le partenaire de santé. Il ne doit pas y avoir de N° en double, durant la période à déterminer avec l'assurance maladie. Le numéro de la facture doit etre différent de zér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22.158cm" draw:caption-point-x="0cm" draw:caption-point-y="0.147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m.ods et complété manuellemen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table table:name="sql" table:style-name="ta1">
        <office:forms form:automatic-focus="false" form:apply-design-mode="false"/>
        <table:table-column table:style-name="co12" table:number-columns-repeated="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typesql</text:p>
          </table:table-cell>
          <table:table-cell office:value-type="string" calcext:value-type="string">
            <text:p>sql</text:p>
          </table:table-cell>
        </table:table-row>
        <table:table-row table:style-name="ro1">
          <table:table-cell table:formula="of:=[champs.C2]" office:value-type="string" office:string-value="TENR" calcext:value-type="string">
            <text:p>TENR</text:p>
          </table:table-cell>
          <table:table-cell table:formula="of:=[champs.D2]" office:value-type="float" office:value="1" calcext:value-type="float">
            <text:p>1</text:p>
          </table:table-cell>
          <table:table-cell table:number-columns-repeated="2"/>
          <table:table-cell table:formula="of:=[champs.I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];&quot; &quot;;[.F2];&quot;(&quot;;[.B2];&quot;), --&quot;;[champs.B2];&quot; &quot;;[champs.K2])" office:value-type="string" office:string-value="TENR VARCHAR(1), --Type d'enregistrement na Valeur=M" calcext:value-type="string">
            <text:p>TENR VARCHAR(1), --Type d'enregistrement na Valeur=M</text:p>
          </table:table-cell>
        </table:table-row>
        <table:table-row table:style-name="ro1">
          <table:table-cell table:formula="of:=[champs.C3]" office:value-type="string" office:string-value="FINESS" calcext:value-type="string">
            <text:p>FINESS</text:p>
          </table:table-cell>
          <table:table-cell table:formula="of:=[champs.D3]" office:value-type="float" office:value="9" calcext:value-type="float">
            <text:p>9</text:p>
          </table:table-cell>
          <table:table-cell table:number-columns-repeated="2"/>
          <table:table-cell table:formula="of:=[champs.I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];&quot; &quot;;[.F3];&quot;(&quot;;[.B3];&quot;), --&quot;;[champs.B3];&quot; &quot;;[champs.K3])" office:value-type="string" office:string-value="FINESS VARCHAR(9), --Numéro FINESS d’inscription ePMSI RSS non groupé - Finess PMSI permettant la transmission sur e-PMSI" calcext:value-type="string">
            <text:p>FINESS VARCHAR(9), --Numéro FINESS d’inscription ePMSI RSS non groupé - Finess PMSI permettant la transmission sur e-PMSI</text:p>
          </table:table-cell>
        </table:table-row>
        <table:table-row table:style-name="ro1">
          <table:table-cell table:formula="of:=[champs.C4]" office:value-type="string" office:string-value="FINESG" calcext:value-type="string">
            <text:p>FINESG</text:p>
          </table:table-cell>
          <table:table-cell table:formula="of:=[champs.D4]" office:value-type="float" office:value="9" calcext:value-type="float">
            <text:p>9</text:p>
          </table:table-cell>
          <table:table-cell table:number-columns-repeated="2"/>
          <table:table-cell table:formula="of:=[champs.I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4];&quot; &quot;;[.F4];&quot;(&quot;;[.B4];&quot;), --&quot;;[champs.B4];&quot; &quot;;[champs.K4])" office:value-type="string" office:string-value="FINESG VARCHAR(9), --Numéro FINESS géographique Finess géographique rattaché au finess PMSI" calcext:value-type="string">
            <text:p>FINESG VARCHAR(9), --Numéro FINESS géographique Finess géographique rattaché au finess PMSI</text:p>
          </table:table-cell>
        </table:table-row>
        <table:table-row table:style-name="ro1">
          <table:table-cell table:formula="of:=[champs.C5]" office:value-type="string" office:string-value="NIA" calcext:value-type="string">
            <text:p>NIA</text:p>
          </table:table-cell>
          <table:table-cell table:formula="of:=[champs.D5]" office:value-type="float" office:value="13" calcext:value-type="float">
            <text:p>13</text:p>
          </table:table-cell>
          <table:table-cell table:number-columns-repeated="2"/>
          <table:table-cell table:formula="of:=[champs.I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5];&quot; &quot;;[.F5];&quot;(&quot;;[.B5];&quot;), --&quot;;[champs.B5];&quot; &quot;;[champs.K5])" office:value-type="string" office:string-value="NIA VARCHAR(13), --N° immatriculation assuré Type 2 CP 12" calcext:value-type="string">
            <text:p>NIA VARCHAR(13), --N° immatriculation assuré Type 2 CP 12</text:p>
          </table:table-cell>
        </table:table-row>
        <table:table-row table:style-name="ro1">
          <table:table-cell table:formula="of:=[champs.C6]" office:value-type="string" office:string-value="CNI" calcext:value-type="string">
            <text:p>CNI</text:p>
          </table:table-cell>
          <table:table-cell table:formula="of:=[champs.D6]" office:value-type="float" office:value="2" calcext:value-type="float">
            <text:p>2</text:p>
          </table:table-cell>
          <table:table-cell table:number-columns-repeated="2"/>
          <table:table-cell table:formula="of:=[champs.I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6];&quot; &quot;;[.F6];&quot;(&quot;;[.B6];&quot;), --&quot;;[champs.B6];&quot; &quot;;[champs.K6])" office:value-type="string" office:string-value="CNI NUMERIC(2), --Clé du n° immatriculation Type 2 CP 25" calcext:value-type="string">
            <text:p>CNI NUMERIC(2), --Clé du n° immatriculation Type 2 CP 25</text:p>
          </table:table-cell>
        </table:table-row>
        <table:table-row table:style-name="ro1">
          <table:table-cell table:formula="of:=[champs.C7]" office:value-type="string" office:string-value="RGB" calcext:value-type="string">
            <text:p>RGB</text:p>
          </table:table-cell>
          <table:table-cell table:formula="of:=[champs.D7]" office:value-type="float" office:value="3" calcext:value-type="float">
            <text:p>3</text:p>
          </table:table-cell>
          <table:table-cell table:number-columns-repeated="2"/>
          <table:table-cell table:formula="of:=[champs.I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7];&quot; &quot;;[.F7];&quot;(&quot;;[.B7];&quot;), --&quot;;[champs.B7];&quot; &quot;;[champs.K7])" office:value-type="string" office:string-value="RGB NUMERIC(3), --Rang de bénéficiaire Type 2 CP 27 - Valeur 000 pour le régime général. A prendre sur l’attestation de droits ou la prise en charge pour autres régimes si présent" calcext:value-type="string">
            <text:p>RGB NUMERIC(3), --Rang de bénéficiaire Type 2 CP 27 - Valeur 000 pour le régime général. A prendre sur l’attestation de droits ou la prise en charge pour autres régimes si présent</text:p>
          </table:table-cell>
        </table:table-row>
        <table:table-row table:style-name="ro1">
          <table:table-cell table:formula="of:=[champs.C8]" office:value-type="string" office:string-value="NENT" calcext:value-type="string">
            <text:p>NENT</text:p>
          </table:table-cell>
          <table:table-cell table:formula="of:=[champs.D8]" office:value-type="float" office:value="9" calcext:value-type="float">
            <text:p>9</text:p>
          </table:table-cell>
          <table:table-cell table:number-columns-repeated="2"/>
          <table:table-cell table:formula="of:=[champs.I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8];&quot; &quot;;[.F8];&quot;(&quot;;[.B8];&quot;), --&quot;;[champs.B8];&quot; &quot;;[champs.K8])" office:value-type="string" office:string-value="NENT NUMERIC(9), --N° d’entrée Type 2 CP 40 - N° attribué par l'établissement" calcext:value-type="string">
            <text:p>NENT NUMERIC(9), --N° d’entrée Type 2 CP 40 - N° attribué par l'établissement</text:p>
          </table:table-cell>
        </table:table-row>
        <table:table-row table:style-name="ro1">
          <table:table-cell table:formula="of:=[champs.C9]" office:value-type="string" office:string-value="NII" calcext:value-type="string">
            <text:p>NII</text:p>
          </table:table-cell>
          <table:table-cell table:formula="of:=[champs.D9]" office:value-type="float" office:value="13" calcext:value-type="float">
            <text:p>13</text:p>
          </table:table-cell>
          <table:table-cell table:number-columns-repeated="2"/>
          <table:table-cell table:formula="of:=[champs.I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9];&quot; &quot;;[.F9];&quot;(&quot;;[.B9];&quot;), --&quot;;[champs.B9];&quot; &quot;;[champs.K9])" office:value-type="string" office:string-value="NII VARCHAR(13), --N° immatriculation individuel Type 2S CP 50 A renseigner si l’information est présente sur la carte Vitale, l’attestation de droits ou la prise en charge." calcext:value-type="string">
            <text:p>NII VARCHAR(13), --N° immatriculation individuel Type 2S CP 50 A renseigner si l’information est présente sur la carte Vitale, l’attestation de droits ou la prise en charge.</text:p>
          </table:table-cell>
        </table:table-row>
        <table:table-row table:style-name="ro1">
          <table:table-cell table:formula="of:=[champs.C10]" office:value-type="string" office:string-value="CNII" calcext:value-type="string">
            <text:p>CNII</text:p>
          </table:table-cell>
          <table:table-cell table:formula="of:=[champs.D10]" office:value-type="float" office:value="2" calcext:value-type="float">
            <text:p>2</text:p>
          </table:table-cell>
          <table:table-cell table:number-columns-repeated="2"/>
          <table:table-cell table:formula="of:=[champs.I1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0];&quot; &quot;;[.F10];&quot;(&quot;;[.B10];&quot;), --&quot;;[champs.B10];&quot; &quot;;[champs.K10])" office:value-type="string" office:string-value="CNII NUMERIC(2), --Clé du n° immatriculation individuel Type 2S CP 63 A prendre sur le même support que le n° immatriculation. Clé à contrôler après la saisie, cf. annexe 5  de la norme B2" calcext:value-type="string">
            <text:p>CNII NUMERIC(2), --Clé du n° immatriculation individuel Type 2S CP 63 A prendre sur le même support que le n° immatriculation. Clé à contrôler après la saisie, cf. annexe 5 <text:s/>de la norme B2</text:p>
          </table:table-cell>
        </table:table-row>
        <table:table-row table:style-name="ro1">
          <table:table-cell table:formula="of:=[champs.C11]" office:value-type="string" office:string-value="MTT" calcext:value-type="string">
            <text:p>MTT</text:p>
          </table:table-cell>
          <table:table-cell table:formula="of:=[champs.D11]" office:value-type="float" office:value="2" calcext:value-type="float">
            <text:p>2</text:p>
          </table:table-cell>
          <table:table-cell table:number-columns-repeated="2"/>
          <table:table-cell table:formula="of:=[champs.I11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1];&quot; &quot;;[.F11];&quot;(&quot;;[.B11];&quot;), --&quot;;[champs.B11];&quot; &quot;;[champs.K11])" office:value-type="string" office:string-value="MTT NUMERIC(2), --Mode de traitement Type 4 39" calcext:value-type="string">
            <text:p>MTT NUMERIC(2), --Mode de traitement Type 4 39</text:p>
          </table:table-cell>
        </table:table-row>
        <table:table-row table:style-name="ro1">
          <table:table-cell table:formula="of:=[champs.C12]" office:value-type="string" office:string-value="DPR" calcext:value-type="string">
            <text:p>DPR</text:p>
          </table:table-cell>
          <table:table-cell table:formula="of:=[champs.D12]" office:value-type="float" office:value="3" calcext:value-type="float">
            <text:p>3</text:p>
          </table:table-cell>
          <table:table-cell table:number-columns-repeated="2"/>
          <table:table-cell table:formula="of:=[champs.I12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2];&quot; &quot;;[.F12];&quot;(&quot;;[.B12];&quot;), --&quot;;[champs.B12];&quot; &quot;;[champs.K12])" office:value-type="string" office:string-value="DPR NUMERIC(3), --Discipline de prestation (ex DMT) Type 4 41" calcext:value-type="string">
            <text:p>DPR NUMERIC(3), --Discipline de prestation (ex DMT) Type 4 41</text:p>
          </table:table-cell>
        </table:table-row>
        <table:table-row table:style-name="ro1">
          <table:table-cell table:formula="of:=[champs.C13]" office:value-type="string" office:string-value="DA" calcext:value-type="string">
            <text:p>DA</text:p>
          </table:table-cell>
          <table:table-cell table:formula="of:=[champs.D13]" office:value-type="float" office:value="8" calcext:value-type="float">
            <text:p>8</text:p>
          </table:table-cell>
          <table:table-cell table:number-columns-repeated="2"/>
          <table:table-cell table:formula="of:=[champs.I13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3];&quot; &quot;;[.F13];&quot;, --&quot;;[champs.B13];&quot; &quot;;[champs.K13])" office:value-type="string" office:string-value="DA DATE, --Date de l'acte Type 4 70 Modification liée au format de la date (JJMMAAAA) - Date de l'acte ou de délivrance du médicament ATTENTION : format différent de la norme B2 (8 car. demandé contre 6 car. norme B2) " calcext:value-type="string">
            <text:p>DA DATE, --Date de l'acte Type 4 70 Modification liée au format de la date (JJMMAAAA) - Date de l'acte ou de délivrance du médicament ATTENTION : format différent de la norme B2 (8 car. demandé contre 6 car. norme B2) </text:p>
          </table:table-cell>
        </table:table-row>
        <table:table-row table:style-name="ro1">
          <table:table-cell table:formula="of:=[champs.C14]" office:value-type="string" office:string-value="CCAM" calcext:value-type="string">
            <text:p>CCAM</text:p>
          </table:table-cell>
          <table:table-cell table:formula="of:=[champs.D14]" office:value-type="float" office:value="13" calcext:value-type="float">
            <text:p>13</text:p>
          </table:table-cell>
          <table:table-cell table:number-columns-repeated="2"/>
          <table:table-cell table:formula="of:=[champs.I1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4];&quot; &quot;;[.F14];&quot;(&quot;;[.B14];&quot;), --&quot;;[champs.B14];&quot; &quot;;[champs.K14])" office:value-type="string" office:string-value="CCAM VARCHAR(13), --Code CCAM Type 4 M 43 Code CCAM" calcext:value-type="string">
            <text:p>CCAM VARCHAR(13), --Code CCAM Type 4 M 43 Code CCAM</text:p>
          </table:table-cell>
        </table:table-row>
        <table:table-row table:style-name="ro1">
          <table:table-cell table:formula="of:=[champs.C15]" office:value-type="string" office:string-value="XTD" calcext:value-type="string">
            <text:p>XTD</text:p>
          </table:table-cell>
          <table:table-cell table:formula="of:=[champs.D15]" office:value-type="float" office:value="1" calcext:value-type="float">
            <text:p>1</text:p>
          </table:table-cell>
          <table:table-cell table:number-columns-repeated="2"/>
          <table:table-cell table:formula="of:=[champs.I1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5];&quot; &quot;;[.F15];&quot;(&quot;;[.B15];&quot;), --&quot;;[champs.B15];&quot; &quot;;[champs.K15])" office:value-type="string" office:string-value="XTD VARCHAR(1), --Extension documentaire Type 4 M 56" calcext:value-type="string">
            <text:p>XTD VARCHAR(1), --Extension documentaire Type 4 M 56</text:p>
          </table:table-cell>
        </table:table-row>
        <table:table-row table:style-name="ro1">
          <table:table-cell table:formula="of:=[champs.C16]" office:value-type="string" office:string-value="ACT" calcext:value-type="string">
            <text:p>ACT</text:p>
          </table:table-cell>
          <table:table-cell table:formula="of:=[champs.D16]" office:value-type="float" office:value="1" calcext:value-type="float">
            <text:p>1</text:p>
          </table:table-cell>
          <table:table-cell table:number-columns-repeated="2"/>
          <table:table-cell table:formula="of:=[champs.I16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6];&quot; &quot;;[.F16];&quot;(&quot;;[.B16];&quot;), --&quot;;[champs.B16];&quot; &quot;;[champs.K16])" office:value-type="string" office:string-value="ACT VARCHAR(1), --Activité Type 4 M 57" calcext:value-type="string">
            <text:p>ACT VARCHAR(1), --Activité Type 4 M 57</text:p>
          </table:table-cell>
        </table:table-row>
        <table:table-row table:style-name="ro1">
          <table:table-cell table:formula="of:=[champs.C17]" office:value-type="string" office:string-value="PHA" calcext:value-type="string">
            <text:p>PHA</text:p>
          </table:table-cell>
          <table:table-cell table:formula="of:=[champs.D17]" office:value-type="float" office:value="1" calcext:value-type="float">
            <text:p>1</text:p>
          </table:table-cell>
          <table:table-cell table:number-columns-repeated="2"/>
          <table:table-cell table:formula="of:=[champs.I17]" office:value-type="string" office:string-value="N" calcext:value-type="string">
            <text:p>N</text:p>
          </table:table-cell>
          <table:table-cell office:value-type="string" calcext:value-type="string">
            <text:p>VARCHAR</text:p>
          </table:table-cell>
          <table:table-cell table:formula="of:=CONCATENATE([.A17];&quot; &quot;;[.F17];&quot;(&quot;;[.B17];&quot;), --&quot;;[champs.B17];&quot; &quot;;[champs.K17])" office:value-type="string" office:string-value="PHA VARCHAR(1), --Phase Type 4 M 58" calcext:value-type="string">
            <text:p>PHA VARCHAR(1), --Phase Type 4 M 58</text:p>
          </table:table-cell>
        </table:table-row>
        <table:table-row table:style-name="ro1">
          <table:table-cell table:formula="of:=[champs.C18]" office:value-type="string" office:string-value="MA1" calcext:value-type="string">
            <text:p>MA1</text:p>
          </table:table-cell>
          <table:table-cell table:formula="of:=[champs.D18]" office:value-type="float" office:value="1" calcext:value-type="float">
            <text:p>1</text:p>
          </table:table-cell>
          <table:table-cell table:number-columns-repeated="2"/>
          <table:table-cell table:formula="of:=[champs.I18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8];&quot; &quot;;[.F18];&quot;(&quot;;[.B18];&quot;), --&quot;;[champs.B18];&quot; &quot;;[champs.K18])" office:value-type="string" office:string-value="MA1 VARCHAR(1), --Modificateur 1 Type 4 M 59" calcext:value-type="string">
            <text:p>MA1 VARCHAR(1), --Modificateur 1 Type 4 M 59</text:p>
          </table:table-cell>
        </table:table-row>
        <table:table-row table:style-name="ro1">
          <table:table-cell table:formula="of:=[champs.C19]" office:value-type="string" office:string-value="MA2" calcext:value-type="string">
            <text:p>MA2</text:p>
          </table:table-cell>
          <table:table-cell table:formula="of:=[champs.D19]" office:value-type="float" office:value="1" calcext:value-type="float">
            <text:p>1</text:p>
          </table:table-cell>
          <table:table-cell table:number-columns-repeated="2"/>
          <table:table-cell table:formula="of:=[champs.I1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9];&quot; &quot;;[.F19];&quot;(&quot;;[.B19];&quot;), --&quot;;[champs.B19];&quot; &quot;;[champs.K19])" office:value-type="string" office:string-value="MA2 VARCHAR(1), --Modificateur 2 Type 4 M 60" calcext:value-type="string">
            <text:p>MA2 VARCHAR(1), --Modificateur 2 Type 4 M 60</text:p>
          </table:table-cell>
        </table:table-row>
        <table:table-row table:style-name="ro1">
          <table:table-cell table:formula="of:=[champs.C20]" office:value-type="string" office:string-value="MA3" calcext:value-type="string">
            <text:p>MA3</text:p>
          </table:table-cell>
          <table:table-cell table:formula="of:=[champs.D20]" office:value-type="float" office:value="1" calcext:value-type="float">
            <text:p>1</text:p>
          </table:table-cell>
          <table:table-cell table:number-columns-repeated="2"/>
          <table:table-cell table:formula="of:=[champs.I20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0];&quot; &quot;;[.F20];&quot;(&quot;;[.B20];&quot;), --&quot;;[champs.B20];&quot; &quot;;[champs.K20])" office:value-type="string" office:string-value="MA3 VARCHAR(1), --Modificateur 3 Type 4 M 61" calcext:value-type="string">
            <text:p>MA3 VARCHAR(1), --Modificateur 3 Type 4 M 61</text:p>
          </table:table-cell>
        </table:table-row>
        <table:table-row table:style-name="ro1">
          <table:table-cell table:formula="of:=[champs.C21]" office:value-type="string" office:string-value="MA4" calcext:value-type="string">
            <text:p>MA4</text:p>
          </table:table-cell>
          <table:table-cell table:formula="of:=[champs.D21]" office:value-type="float" office:value="1" calcext:value-type="float">
            <text:p>1</text:p>
          </table:table-cell>
          <table:table-cell table:number-columns-repeated="2"/>
          <table:table-cell table:formula="of:=[champs.I21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1];&quot; &quot;;[.F21];&quot;(&quot;;[.B21];&quot;), --&quot;;[champs.B21];&quot; &quot;;[champs.K21])" office:value-type="string" office:string-value="MA4 VARCHAR(1), --Modificateur 4 Type 4 M 62" calcext:value-type="string">
            <text:p>MA4 VARCHAR(1), --Modificateur 4 Type 4 M 62</text:p>
          </table:table-cell>
        </table:table-row>
        <table:table-row table:style-name="ro1">
          <table:table-cell table:formula="of:=[champs.C22]" office:value-type="string" office:string-value="CANP" calcext:value-type="string">
            <text:p>CANP</text:p>
          </table:table-cell>
          <table:table-cell table:formula="of:=[champs.D22]" office:value-type="float" office:value="1" calcext:value-type="float">
            <text:p>1</text:p>
          </table:table-cell>
          <table:table-cell table:number-columns-repeated="2"/>
          <table:table-cell table:formula="of:=[champs.I2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2];&quot; &quot;;[.F22];&quot;(&quot;;[.B22];&quot;), --&quot;;[champs.B22];&quot; &quot;;[champs.K22])" office:value-type="string" office:string-value="CANP VARCHAR(1), --Code association d'actes non prévue Type 4 M 63" calcext:value-type="string">
            <text:p>CANP VARCHAR(1), --Code association d'actes non prévue Type 4 M 63</text:p>
          </table:table-cell>
        </table:table-row>
        <table:table-row table:style-name="ro1">
          <table:table-cell table:formula="of:=[champs.C23]" office:value-type="string" office:string-value="CRSC" calcext:value-type="string">
            <text:p>CRSC</text:p>
          </table:table-cell>
          <table:table-cell table:formula="of:=[champs.D23]" office:value-type="float" office:value="1" calcext:value-type="float">
            <text:p>1</text:p>
          </table:table-cell>
          <table:table-cell table:number-columns-repeated="2"/>
          <table:table-cell table:formula="of:=[champs.I2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3];&quot; &quot;;[.F23];&quot;(&quot;;[.B23];&quot;), --&quot;;[champs.B23];&quot; &quot;;[champs.K23])" office:value-type="string" office:string-value="CRSC VARCHAR(1), --Code remboursement sous condition Type 4 M 64" calcext:value-type="string">
            <text:p>CRSC VARCHAR(1), --Code remboursement sous condition Type 4 M 64</text:p>
          </table:table-cell>
        </table:table-row>
        <table:table-row table:style-name="ro1">
          <table:table-cell table:formula="of:=[champs.C24]" office:value-type="string" office:string-value="ND1" calcext:value-type="string">
            <text:p>ND1</text:p>
          </table:table-cell>
          <table:table-cell table:formula="of:=[champs.D24]" office:value-type="float" office:value="2" calcext:value-type="float">
            <text:p>2</text:p>
          </table:table-cell>
          <table:table-cell table:number-columns-repeated="2"/>
          <table:table-cell table:formula="of:=[champs.I2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4];&quot; &quot;;[.F24];&quot;(&quot;;[.B24];&quot;), --&quot;;[champs.B24];&quot; &quot;;[champs.K24])" office:value-type="string" office:string-value="ND1 VARCHAR(2), --N° dent 1 Type 4 M 71 - Obligatoire pour les soins dentaires Utilisation de la norme ISO 3960-1984" calcext:value-type="string">
            <text:p>ND1 VARCHAR(2), --N° dent 1 Type 4 M 71 - Obligatoire pour les soins dentaires Utilisation de la norme ISO 3960-1984</text:p>
          </table:table-cell>
        </table:table-row>
        <table:table-row table:style-name="ro1">
          <table:table-cell table:formula="of:=[champs.C25]" office:value-type="string" office:string-value="ND2" calcext:value-type="string">
            <text:p>ND2</text:p>
          </table:table-cell>
          <table:table-cell table:formula="of:=[champs.D25]" office:value-type="float" office:value="2" calcext:value-type="float">
            <text:p>2</text:p>
          </table:table-cell>
          <table:table-cell table:number-columns-repeated="2"/>
          <table:table-cell table:formula="of:=[champs.I2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5];&quot; &quot;;[.F25];&quot;(&quot;;[.B25];&quot;), --&quot;;[champs.B25];&quot; &quot;;[champs.K25])" office:value-type="string" office:string-value="ND2 VARCHAR(2), --N° dent 2 Type 4 M 73 - Obligatoire pour les soins dentaires si plusieurs numéros de localisation de dents doivent être renseignés" calcext:value-type="string">
            <text:p>ND2 VARCHAR(2), --N° dent 2 Type 4 M 73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26]" office:value-type="string" office:string-value="ND3" calcext:value-type="string">
            <text:p>ND3</text:p>
          </table:table-cell>
          <table:table-cell table:formula="of:=[champs.D26]" office:value-type="float" office:value="2" calcext:value-type="float">
            <text:p>2</text:p>
          </table:table-cell>
          <table:table-cell table:number-columns-repeated="2"/>
          <table:table-cell table:formula="of:=[champs.I26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6];&quot; &quot;;[.F26];&quot;(&quot;;[.B26];&quot;), --&quot;;[champs.B26];&quot; &quot;;[champs.K26])" office:value-type="string" office:string-value="ND3 VARCHAR(2), --N° dent 3 Type 4 M 75 - Obligatoire pour les soins dentaires si plusieurs numéros de localisation de dents doivent être renseignés" calcext:value-type="string">
            <text:p>ND3 VARCHAR(2), --N° dent 3 Type 4 M 75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27]" office:value-type="string" office:string-value="ND4" calcext:value-type="string">
            <text:p>ND4</text:p>
          </table:table-cell>
          <table:table-cell table:formula="of:=[champs.D27]" office:value-type="float" office:value="2" calcext:value-type="float">
            <text:p>2</text:p>
          </table:table-cell>
          <table:table-cell table:number-columns-repeated="2"/>
          <table:table-cell table:formula="of:=[champs.I27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7];&quot; &quot;;[.F27];&quot;(&quot;;[.B27];&quot;), --&quot;;[champs.B27];&quot; &quot;;[champs.K27])" office:value-type="string" office:string-value="ND4 VARCHAR(2), --N° dent 4 Type 4 M 77 - Obligatoire pour les soins dentaires si plusieurs numéros de localisation de dents doivent être renseignés" calcext:value-type="string">
            <text:p>ND4 VARCHAR(2), --N° dent 4 Type 4 M 77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28]" office:value-type="string" office:string-value="ND5" calcext:value-type="string">
            <text:p>ND5</text:p>
          </table:table-cell>
          <table:table-cell table:formula="of:=[champs.D28]" office:value-type="float" office:value="2" calcext:value-type="float">
            <text:p>2</text:p>
          </table:table-cell>
          <table:table-cell table:number-columns-repeated="2"/>
          <table:table-cell table:formula="of:=[champs.I28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8];&quot; &quot;;[.F28];&quot;(&quot;;[.B28];&quot;), --&quot;;[champs.B28];&quot; &quot;;[champs.K28])" office:value-type="string" office:string-value="ND5 VARCHAR(2), --N° dent 5 Type 4 M 79 - Obligatoire pour les soins dentaires si plusieurs numéros de localisation de dents doivent être renseignés" calcext:value-type="string">
            <text:p>ND5 VARCHAR(2), --N° dent 5 Type 4 M 79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29]" office:value-type="string" office:string-value="ND6" calcext:value-type="string">
            <text:p>ND6</text:p>
          </table:table-cell>
          <table:table-cell table:formula="of:=[champs.D29]" office:value-type="float" office:value="2" calcext:value-type="float">
            <text:p>2</text:p>
          </table:table-cell>
          <table:table-cell table:number-columns-repeated="2"/>
          <table:table-cell table:formula="of:=[champs.I2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9];&quot; &quot;;[.F29];&quot;(&quot;;[.B29];&quot;), --&quot;;[champs.B29];&quot; &quot;;[champs.K29])" office:value-type="string" office:string-value="ND6 VARCHAR(2), --N° dent 6 Type 4 M 81 - Obligatoire pour les soins dentaires si plusieurs numéros de localisation de dents doivent être renseignés" calcext:value-type="string">
            <text:p>ND6 VARCHAR(2), --N° dent 6 Type 4 M 81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0]" office:value-type="string" office:string-value="ND7" calcext:value-type="string">
            <text:p>ND7</text:p>
          </table:table-cell>
          <table:table-cell table:formula="of:=[champs.D30]" office:value-type="float" office:value="2" calcext:value-type="float">
            <text:p>2</text:p>
          </table:table-cell>
          <table:table-cell table:number-columns-repeated="2"/>
          <table:table-cell table:formula="of:=[champs.I30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0];&quot; &quot;;[.F30];&quot;(&quot;;[.B30];&quot;), --&quot;;[champs.B30];&quot; &quot;;[champs.K30])" office:value-type="string" office:string-value="ND7 VARCHAR(2), --N° dent 7 Type 4 M 83 - Obligatoire pour les soins dentaires si plusieurs numéros de localisation de dents doivent être renseignés" calcext:value-type="string">
            <text:p>ND7 VARCHAR(2), --N° dent 7 Type 4 M 83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1]" office:value-type="string" office:string-value="ND8" calcext:value-type="string">
            <text:p>ND8</text:p>
          </table:table-cell>
          <table:table-cell table:formula="of:=[champs.D31]" office:value-type="float" office:value="2" calcext:value-type="float">
            <text:p>2</text:p>
          </table:table-cell>
          <table:table-cell table:number-columns-repeated="2"/>
          <table:table-cell table:formula="of:=[champs.I31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1];&quot; &quot;;[.F31];&quot;(&quot;;[.B31];&quot;), --&quot;;[champs.B31];&quot; &quot;;[champs.K31])" office:value-type="string" office:string-value="ND8 VARCHAR(2), --N° dent 8 Type 4 M 85 - Obligatoire pour les soins dentaires si plusieurs numéros de localisation de dents doivent être renseignés" calcext:value-type="string">
            <text:p>ND8 VARCHAR(2), --N° dent 8 Type 4 M 85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2]" office:value-type="string" office:string-value="ND9" calcext:value-type="string">
            <text:p>ND9</text:p>
          </table:table-cell>
          <table:table-cell table:formula="of:=[champs.D32]" office:value-type="float" office:value="2" calcext:value-type="float">
            <text:p>2</text:p>
          </table:table-cell>
          <table:table-cell table:number-columns-repeated="2"/>
          <table:table-cell table:formula="of:=[champs.I3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2];&quot; &quot;;[.F32];&quot;(&quot;;[.B32];&quot;), --&quot;;[champs.B32];&quot; &quot;;[champs.K32])" office:value-type="string" office:string-value="ND9 VARCHAR(2), --N° dent 9 Type 4 M 87 - Obligatoire pour les soins dentaires si plusieurs numéros de localisation de dents doivent être renseignés" calcext:value-type="string">
            <text:p>ND9 VARCHAR(2), --N° dent 9 Type 4 M 87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3]" office:value-type="string" office:string-value="ND10" calcext:value-type="string">
            <text:p>ND10</text:p>
          </table:table-cell>
          <table:table-cell table:formula="of:=[champs.D33]" office:value-type="float" office:value="2" calcext:value-type="float">
            <text:p>2</text:p>
          </table:table-cell>
          <table:table-cell table:number-columns-repeated="2"/>
          <table:table-cell table:formula="of:=[champs.I3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3];&quot; &quot;;[.F33];&quot;(&quot;;[.B33];&quot;), --&quot;;[champs.B33];&quot; &quot;;[champs.K33])" office:value-type="string" office:string-value="ND10 VARCHAR(2), --N° dent 10 Type 4 M 89 - Obligatoire pour les soins dentaires si plusieurs numéros de localisation de dents doivent être renseignés" calcext:value-type="string">
            <text:p>ND10 VARCHAR(2), --N° dent 10 Type 4 M 89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4]" office:value-type="string" office:string-value="ND11" calcext:value-type="string">
            <text:p>ND11</text:p>
          </table:table-cell>
          <table:table-cell table:formula="of:=[champs.D34]" office:value-type="float" office:value="2" calcext:value-type="float">
            <text:p>2</text:p>
          </table:table-cell>
          <table:table-cell table:number-columns-repeated="2"/>
          <table:table-cell table:formula="of:=[champs.I3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4];&quot; &quot;;[.F34];&quot;(&quot;;[.B34];&quot;), --&quot;;[champs.B34];&quot; &quot;;[champs.K34])" office:value-type="string" office:string-value="ND11 VARCHAR(2), --N° dent 11 Type 4 M 91 - Obligatoire pour les soins dentaires si plusieurs numéros de localisation de dents doivent être renseignés" calcext:value-type="string">
            <text:p>ND11 VARCHAR(2), --N° dent 11 Type 4 M 91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5]" office:value-type="string" office:string-value="ND12" calcext:value-type="string">
            <text:p>ND12</text:p>
          </table:table-cell>
          <table:table-cell table:formula="of:=[champs.D35]" office:value-type="float" office:value="2" calcext:value-type="float">
            <text:p>2</text:p>
          </table:table-cell>
          <table:table-cell table:number-columns-repeated="2"/>
          <table:table-cell table:formula="of:=[champs.I3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5];&quot; &quot;;[.F35];&quot;(&quot;;[.B35];&quot;), --&quot;;[champs.B35];&quot; &quot;;[champs.K35])" office:value-type="string" office:string-value="ND12 VARCHAR(2), --N° dent 12 Type 4 M 93 - Obligatoire pour les soins dentaires si plusieurs numéros de localisation de dents doivent être renseignés" calcext:value-type="string">
            <text:p>ND12 VARCHAR(2), --N° dent 12 Type 4 M 93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6]" office:value-type="string" office:string-value="ND13" calcext:value-type="string">
            <text:p>ND13</text:p>
          </table:table-cell>
          <table:table-cell table:formula="of:=[champs.D36]" office:value-type="float" office:value="2" calcext:value-type="float">
            <text:p>2</text:p>
          </table:table-cell>
          <table:table-cell table:number-columns-repeated="2"/>
          <table:table-cell table:formula="of:=[champs.I36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6];&quot; &quot;;[.F36];&quot;(&quot;;[.B36];&quot;), --&quot;;[champs.B36];&quot; &quot;;[champs.K36])" office:value-type="string" office:string-value="ND13 VARCHAR(2), --N° dent 13 Type 4 M 95 - Obligatoire pour les soins dentaires si plusieurs numéros de localisation de dents doivent être renseignés" calcext:value-type="string">
            <text:p>ND13 VARCHAR(2), --N° dent 13 Type 4 M 95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7]" office:value-type="string" office:string-value="ND14" calcext:value-type="string">
            <text:p>ND14</text:p>
          </table:table-cell>
          <table:table-cell table:formula="of:=[champs.D37]" office:value-type="float" office:value="2" calcext:value-type="float">
            <text:p>2</text:p>
          </table:table-cell>
          <table:table-cell table:number-columns-repeated="2"/>
          <table:table-cell table:formula="of:=[champs.I37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7];&quot; &quot;;[.F37];&quot;(&quot;;[.B37];&quot;), --&quot;;[champs.B37];&quot; &quot;;[champs.K37])" office:value-type="string" office:string-value="ND14 VARCHAR(2), --N° dent 14 Type 4 M 97 - Obligatoire pour les soins dentaires si plusieurs numéros de localisation de dents doivent être renseignés" calcext:value-type="string">
            <text:p>ND14 VARCHAR(2), --N° dent 14 Type 4 M 97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8]" office:value-type="string" office:string-value="ND15" calcext:value-type="string">
            <text:p>ND15</text:p>
          </table:table-cell>
          <table:table-cell table:formula="of:=[champs.D38]" office:value-type="float" office:value="2" calcext:value-type="float">
            <text:p>2</text:p>
          </table:table-cell>
          <table:table-cell table:number-columns-repeated="2"/>
          <table:table-cell table:formula="of:=[champs.I38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8];&quot; &quot;;[.F38];&quot;(&quot;;[.B38];&quot;), --&quot;;[champs.B38];&quot; &quot;;[champs.K38])" office:value-type="string" office:string-value="ND15 VARCHAR(2), --N° dent 15 Type 4 M 99 - Obligatoire pour les soins dentaires si plusieurs numéros de localisation de dents doivent être renseignés" calcext:value-type="string">
            <text:p>ND15 VARCHAR(2), --N° dent 15 Type 4 M 99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39]" office:value-type="string" office:string-value="ND16" calcext:value-type="string">
            <text:p>ND16</text:p>
          </table:table-cell>
          <table:table-cell table:formula="of:=[champs.D39]" office:value-type="float" office:value="2" calcext:value-type="float">
            <text:p>2</text:p>
          </table:table-cell>
          <table:table-cell table:number-columns-repeated="2"/>
          <table:table-cell table:formula="of:=[champs.I3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9];&quot; &quot;;[.F39];&quot;(&quot;;[.B39];&quot;), --&quot;;[champs.B39];&quot; &quot;;[champs.K39])" office:value-type="string" office:string-value="ND16 VARCHAR(2), --N° dent 16 Type 4 M 101 - Obligatoire pour les soins dentaires si plusieurs numéros de localisation de dents doivent être renseignés" calcext:value-type="string">
            <text:p>ND16 VARCHAR(2), --N° dent 16 Type 4 M 101 - Obligatoire pour les soins dentaires si plusieurs numéros de localisation de dents doivent être renseignés</text:p>
          </table:table-cell>
        </table:table-row>
        <table:table-row table:style-name="ro1">
          <table:table-cell table:formula="of:=[champs.C40]" office:value-type="string" office:string-value="NFACT" calcext:value-type="string">
            <text:p>NFACT</text:p>
          </table:table-cell>
          <table:table-cell table:formula="of:=[champs.D40]" office:value-type="float" office:value="9" calcext:value-type="float">
            <text:p>9</text:p>
          </table:table-cell>
          <table:table-cell table:number-columns-repeated="2"/>
          <table:table-cell table:formula="of:=[champs.I4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40];&quot; &quot;;[.F40];&quot;(&quot;;[.B40];&quot;), --&quot;;[champs.B40];&quot; &quot;;[champs.K40])" office:value-type="string" office:string-value="NFACT NUMERIC(9), --Numéro facture Type 2 CP 30 - N° attribué par le partenaire de santé. Il ne doit pas y avoir de N° en double, durant la période à déterminer avec l'assurance maladie. Le numéro de la facture doit etre différent de zéro. " calcext:value-type="string">
            <text:p>NFACT NUMERIC(9), --Numéro facture Type 2 CP 30 - N° attribué par le partenaire de santé. Il ne doit pas y avoir de N° en double, durant la période à déterminer avec l'assurance maladie. Le numéro de la facture doit etre différent de zéro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4">00/00/0000</text:date>, <text:time style:data-style-name="N2" text:time-value="12:18:55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editing-duration>PT2H15M15S</meta:editing-duration>
    <meta:editing-cycles>9</meta:editing-cycles>
    <meta:creation-date>2018-07-04T15:30:54.836000000</meta:creation-date>
    <dc:date>2024-09-04T14:29:36.530000000</dc:date>
    <meta:document-statistic meta:table-count="3" meta:cell-count="649" meta:object-count="0"/>
  </office:meta>
</office:document-meta>
</file>